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82e92" officeooo:paragraph-rsid="00182e92"/>
    </style:style>
    <style:style style:name="P2" style:family="paragraph" style:parent-style-name="Standard" style:list-style-name="L1">
      <style:text-properties officeooo:rsid="0016c900" officeooo:paragraph-rsid="0016c900"/>
    </style:style>
    <style:style style:name="P3" style:family="paragraph" style:parent-style-name="Standard" style:list-style-name="L1">
      <style:text-properties officeooo:rsid="0019c05d" officeooo:paragraph-rsid="0019c05d"/>
    </style:style>
    <style:style style:name="P4" style:family="paragraph" style:parent-style-name="Standard" style:list-style-name="L1">
      <style:text-properties officeooo:rsid="001ae394" officeooo:paragraph-rsid="001ae394"/>
    </style:style>
    <style:style style:name="T1" style:family="text">
      <style:text-properties officeooo:rsid="00182e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22669855" text:style-name="L1">
        <text:list-item>
          <text:p text:style-name="P1">Meet the Team</text:p>
          <text:list>
            <text:list-item>
              <text:p text:style-name="P4">Duncan – Lead Designer</text:p>
            </text:list-item>
            <text:list-item>
              <text:p text:style-name="P4">BallisticBear – Programmer</text:p>
            </text:list-item>
            <text:list-item>
              <text:p text:style-name="P4">mhmd – Programmer</text:p>
            </text:list-item>
            <text:list-item>
              <text:p text:style-name="P4">Odun – Sound Artist</text:p>
            </text:list-item>
            <text:list-item>
              <text:p text:style-name="P4">X-90 – 3D Modeler</text:p>
            </text:list-item>
          </text:list>
        </text:list-item>
        <text:list-item>
          <text:p text:style-name="P2">Title Page</text:p>
          <text:list>
            <text:list-item>
              <text:p text:style-name="P2">Name</text:p>
              <text:list>
                <text:list-item>
                  <text:p text:style-name="P2">Spooky Jame Gam 2023</text:p>
                </text:list-item>
              </text:list>
            </text:list-item>
            <text:list-item>
              <text:p text:style-name="P2">Concept Statement</text:p>
              <text:list>
                <text:list-item>
                  <text:p text:style-name="P2">Horror Game inspired by the Game Jam theme of “<text:span text:style-name="T1">Body Horror” and mutators of “The Player Can’t See,” “Screwdriver,” and “Out of Game.”</text:span></text:p>
                </text:list-item>
              </text:list>
            </text:list-item>
          </text:list>
        </text:list-item>
        <text:list-item>
          <text:p text:style-name="P1">Genre</text:p>
          <text:list>
            <text:list-item>
              <text:p text:style-name="P1">Horror Thriller</text:p>
            </text:list-item>
          </text:list>
        </text:list-item>
        <text:list-item>
          <text:p text:style-name="P1">Mechanics</text:p>
        </text:list-item>
        <text:list-item>
          <text:p text:style-name="P1">The Story</text:p>
          <text:list>
            <text:list-item>
              <text:p text:style-name="P1">Characters</text:p>
            </text:list-item>
            <text:list-item>
              <text:p text:style-name="P1">Setting</text:p>
              <text:list>
                <text:list-item>
                  <text:p text:style-name="P4">Deep in the Colorado Mountains in an abandoned cabin property</text:p>
                </text:list-item>
              </text:list>
            </text:list-item>
            <text:list-item>
              <text:p text:style-name="P1">Target Audience</text:p>
              <text:list>
                <text:list-item>
                  <text:p text:style-name="P3">Horror game enjoyers</text:p>
                </text:list-item>
              </text:list>
            </text:list-item>
            <text:list-item>
              <text:p text:style-name="P1">Levels</text:p>
              <text:list>
                <text:list-item>
                  <text:p text:style-name="P3">An isolated cabin on a snowy mountain</text:p>
                </text:list-item>
              </text:list>
            </text:list-item>
            <text:list-item>
              <text:p text:style-name="P1">User Interface</text:p>
            </text:list-item>
            <text:list-item>
              <text:p text:style-name="P1">Technical</text:p>
              <text:list>
                <text:list-item>
                  <text:p text:style-name="P3">Unreal Engine with a blended use of Blueprints and C++</text:p>
                </text:list-item>
                <text:list-item>
                  <text:p text:style-name="P3">GitHub for version control</text:p>
                </text:list-item>
                <text:list-item>
                  <text:p text:style-name="P3">Dropbox for art asset sharing</text:p>
                </text:list-item>
              </text:list>
            </text:list-item>
            <text:list-item>
              <text:p text:style-name="P1">Assets</text:p>
              <text:list>
                <text:list-item>
                  <text:p text:style-name="P3">Screwdriver</text:p>
                </text:list-item>
              </text:list>
            </text:list-item>
          </text:list>
        </text:list-item>
        <text:list-item>
          <text:p text:style-name="P1">Project Status Report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7T20:14:19.979000000</dc:date>
    <meta:editing-duration>PT2H21M25S</meta:editing-duration>
    <meta:editing-cycles>2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30" meta:word-count="136" meta:character-count="692" meta:non-whitespace-character-count="611"/>
  </office:meta>
</office:document-meta>
</file>